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officeooo:paragraph-rsid="0007d177"/>
    </style:style>
    <style:style style:name="P3" style:family="paragraph" style:parent-style-name="Standard" style:list-style-name="L3">
      <style:text-properties officeooo:paragraph-rsid="0007d177"/>
    </style:style>
    <style:style style:name="P4" style:family="paragraph" style:parent-style-name="Standard">
      <style:text-properties officeooo:paragraph-rsid="0007d177"/>
    </style:style>
    <style:style style:name="P5" style:family="paragraph" style:parent-style-name="Standard" style:list-style-name="L4">
      <style:text-properties officeooo:paragraph-rsid="0007d177"/>
    </style:style>
    <style:style style:name="P6" style:family="paragraph" style:parent-style-name="Standard" style:list-style-name="L5">
      <style:text-properties officeooo:paragraph-rsid="0007d177"/>
    </style:style>
    <style:style style:name="P7" style:family="paragraph" style:parent-style-name="Standard" style:list-style-name="L6">
      <style:text-properties officeooo:paragraph-rsid="0007d177"/>
    </style:style>
    <style:style style:name="P8" style:family="paragraph" style:parent-style-name="Standard" style:list-style-name="L7">
      <style:text-properties officeooo:paragraph-rsid="0007d177"/>
    </style:style>
    <style:style style:name="P9" style:family="paragraph" style:parent-style-name="Standard" style:list-style-name="L8">
      <style:text-properties officeooo:paragraph-rsid="0007d177"/>
    </style:style>
    <style:style style:name="T1" style:family="text">
      <style:text-properties officeooo:rsid="0007d17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Performance</text:span></text:p>
      <text:list text:style-name="L1">
        <text:list-item>
          <text:p text:style-name="P1">There are two key factors that define the performance of a system:</text:p>
        </text:list-item>
      </text:list>
      <text:list text:style-name="L2">
        <text:list-item>
          <text:p text:style-name="P2"><text:span text:style-name="Strong_20_Emphasis">Low Latency</text:span></text:p>
          <text:list>
            <text:list-item>
              <text:p text:style-name="P2">The ability to respond quickly (fast response time).</text:p>
            </text:list-item>
          </text:list>
        </text:list-item>
        <text:list-item>
          <text:p text:style-name="P2"><text:span text:style-name="Strong_20_Emphasis">High Availability</text:span></text:p>
          <text:list>
            <text:list-item>
              <text:p text:style-name="P2">The ability to remain accessible (system is always available).</text:p>
            </text:list-item>
          </text:list>
        </text:list-item>
      </text:list>
      <text:p text:style-name="Standard"/>
      <text:p text:style-name="Standard"><text:span text:style-name="Strong_20_Emphasis">Low Latency</text:span></text:p>
      <text:list text:style-name="L3">
        <text:list-item>
          <text:p text:style-name="P3"><text:span text:style-name="Strong_20_Emphasis">Latency</text:span></text:p>
          <text:list>
            <text:list-item>
              <text:p text:style-name="P3"><text:span text:style-name="T1">T</text:span>he time taken by a system to process a request and return a response.</text:p>
            </text:list-item>
          </text:list>
        </text:list-item>
        <text:list-item>
          <text:p text:style-name="P3"><text:span text:style-name="Strong_20_Emphasis">Low latency</text:span></text:p>
          <text:list>
            <text:list-item>
              <text:p text:style-name="P3"><text:span text:style-name="T1">T</text:span>he system responds quickly (with minimal delay).</text:p>
            </text:list-item>
          </text:list>
        </text:list-item>
      </text:list>
      <text:p text:style-name="P4"/>
      <text:p text:style-name="Standard"><text:span text:style-name="Strong_20_Emphasis">Why is Low Latency Important?</text:span></text:p>
      <text:list text:style-name="L4">
        <text:list-item>
          <text:p text:style-name="P5"><text:span text:style-name="Strong_20_Emphasis">Users expect fast interactions</text:span></text:p>
          <text:list>
            <text:list-item>
              <text:p text:style-name="P5">Websites and mobile applications should work quickly.</text:p>
            </text:list-item>
          </text:list>
        </text:list-item>
        <text:list-item>
          <text:p text:style-name="P5"><text:span text:style-name="Strong_20_Emphasis">Real-time systems require low latency</text:span></text:p>
          <text:list>
            <text:list-item>
              <text:p text:style-name="P5">Delays in real-time systems can cause serious problems:</text:p>
              <text:list>
                <text:list-item>
                  <text:p text:style-name="P5"><text:span text:style-name="Strong_20_Emphasis">Financial transactions</text:span> (e.g., stock trading)</text:p>
                </text:list-item>
                <text:list-item>
                  <text:p text:style-name="P5"><text:span text:style-name="Strong_20_Emphasis">Gaming</text:span> (e.g., multiplayer online games)</text:p>
                </text:list-item>
                <text:list-item>
                  <text:p text:style-name="P5"><text:span text:style-name="Strong_20_Emphasis">Streaming services</text:span> (e.g., live video, audio)</text:p>
                </text:list-item>
              </text:list>
            </text:list-item>
          </text:list>
        </text:list-item>
        <text:list-item>
          <text:p text:style-name="P5"><text:span text:style-name="Strong_20_Emphasis">Improves user experience</text:span></text:p>
        </text:list-item>
        <text:list-item>
          <text:p text:style-name="P5"><text:span text:style-name="Strong_20_Emphasis">Increases efficiency</text:span></text:p>
        </text:list-item>
      </text:list>
      <text:p text:style-name="P4"><text:span text:style-name="Strong_20_Emphasis"/></text:p>
      <text:p text:style-name="Standard"><text:span text:style-name="Strong_20_Emphasis">How to Achieve Low Latency?</text:span></text:p>
      <text:list text:style-name="L5">
        <text:list-item>
          <text:p text:style-name="P6"><text:span text:style-name="Strong_20_Emphasis">Caching</text:span></text:p>
          <text:list>
            <text:list-item>
              <text:p text:style-name="P6">Store frequently accessed data in memory instead of retrieving it from a slow database.</text:p>
            </text:list-item>
            <text:list-item>
              <text:p text:style-name="P6">Examples:</text:p>
              <text:list>
                <text:list-item>
                  <text:p text:style-name="P6"><text:span text:style-name="Strong_20_Emphasis">Redis</text:span></text:p>
                </text:list-item>
                <text:list-item>
                  <text:p text:style-name="P6"><text:span text:style-name="Strong_20_Emphasis">Memcached</text:span></text:p>
                </text:list-item>
              </text:list>
            </text:list-item>
          </text:list>
        </text:list-item>
        <text:list-item>
          <text:p text:style-name="P6"><text:span text:style-name="Strong_20_Emphasis">Optimized Database Queries</text:span></text:p>
          <text:list>
            <text:list-item>
              <text:p text:style-name="P6">Use indexes for faster lookups.</text:p>
            </text:list-item>
            <text:list-item>
              <text:p text:style-name="P6">Implement connection pooling.</text:p>
            </text:list-item>
            <text:list-item>
              <text:p text:style-name="P6">Avoid expensive joins and unnecessary queries.</text:p>
            </text:list-item>
          </text:list>
        </text:list-item>
        <text:list-item>
          <text:p text:style-name="P6"><text:span text:style-name="Strong_20_Emphasis">Load Balancer</text:span></text:p>
          <text:list>
            <text:list-item>
              <text:p text:style-name="P6">Distribute traffic across multiple servers to prevent overload on a single server.</text:p>
            </text:list-item>
          </text:list>
        </text:list-item>
        <text:list-item>
          <text:p text:style-name="P6"><text:span text:style-name="Strong_20_Emphasis">CDN (Content Delivery Network)</text:span></text:p>
          <text:list>
            <text:list-item>
              <text:p text:style-name="P6">Serve static assets (images, videos, etc.) from the closest location to the user.</text:p>
            </text:list-item>
          </text:list>
        </text:list-item>
      </text:list>
      <text:p text:style-name="Standard"/>
      <text:p text:style-name="Standard"><text:span text:style-name="Strong_20_Emphasis">High Availability</text:span></text:p>
      <text:list text:style-name="L6">
        <text:list-item>
          <text:p text:style-name="P7"><text:span text:style-name="Strong_20_Emphasis">Availability</text:span></text:p>
          <text:list>
            <text:list-item>
              <text:p text:style-name="P7">The ability to remain accessible.</text:p>
            </text:list-item>
          </text:list>
        </text:list-item>
        <text:list-item>
          <text:p text:style-name="P7"><text:span text:style-name="Strong_20_Emphasis">High Availability (HA)</text:span></text:p>
          <text:list>
            <text:list-item>
              <text:p text:style-name="P7">A system is reliable and accessible with <text:span text:style-name="Strong_20_Emphasis">minimal downtime</text:span>.</text:p>
            </text:list-item>
          </text:list>
        </text:list-item>
      </text:list>
      <text:p text:style-name="P4"/>
      <text:p text:style-name="Standard"><text:span text:style-name="Strong_20_Emphasis">Why is High Availability Important?</text:span></text:p>
      <text:list text:style-name="L7">
        <text:list-item>
          <text:p text:style-name="P8">Users expect <text:span text:style-name="Strong_20_Emphasis">24/7 uptime</text:span>,</text:p>
          <text:list>
            <text:list-item>
              <text:p text:style-name="P8">even on high-traffic days (e.g., Black Friday).</text:p>
            </text:list-item>
          </text:list>
        </text:list-item>
        <text:list-item>
          <text:p text:style-name="P8">Ensures <text:span text:style-name="Strong_20_Emphasis">business continuity</text:span></text:p>
          <text:list>
            <text:list-item>
              <text:p text:style-name="P8">prevents revenue loss</text:p>
            </text:list-item>
          </text:list>
        </text:list-item>
        <text:list-item>
          <text:p text:style-name="P8">Reduces <text:span text:style-name="Strong_20_Emphasis">downtime costs</text:span></text:p>
          <text:list>
            <text:list-item>
              <text:p text:style-name="P8"><text:span text:style-name="T1">l</text:span>osses due to <text:span text:style-name="T1">downtime</text:span></text:p>
            </text:list-item>
          </text:list>
        </text:list-item>
        <text:list-item>
          <text:p text:style-name="P8"><text:soft-page-break/>Builds <text:span text:style-name="Strong_20_Emphasis">customer trust</text:span>.</text:p>
        </text:list-item>
      </text:list>
      <text:p text:style-name="Standard"><text:span text:style-name="Strong_20_Emphasis"/></text:p>
      <text:p text:style-name="Standard"><text:span text:style-name="Strong_20_Emphasis">How to Achieve High Availability?</text:span></text:p>
      <text:list text:style-name="L8">
        <text:list-item>
          <text:p text:style-name="P9"><text:span text:style-name="Strong_20_Emphasis">Failover Mechanisms</text:span></text:p>
          <text:list>
            <text:list-item>
              <text:p text:style-name="P9">Run multiple instances of a service.</text:p>
            </text:list-item>
            <text:list-item>
              <text:p text:style-name="P9">If one instance fails, another should take over.</text:p>
            </text:list-item>
          </text:list>
        </text:list-item>
        <text:list-item>
          <text:p text:style-name="P9"><text:span text:style-name="Strong_20_Emphasis">Load Balancer</text:span></text:p>
          <text:list>
            <text:list-item>
              <text:p text:style-name="P9">Distributes traffic to multiple servers to prevent overloading a single server.</text:p>
            </text:list-item>
          </text:list>
        </text:list-item>
        <text:list-item>
          <text:p text:style-name="P9"><text:span text:style-name="Strong_20_Emphasis">Database Replication</text:span></text:p>
          <text:list>
            <text:list-item>
              <text:p text:style-name="P9">Have multiple copies of the database for failover protection.</text:p>
            </text:list-item>
          </text:list>
        </text:list-item>
        <text:list-item>
          <text:p text:style-name="P9"><text:span text:style-name="Strong_20_Emphasis">Auto-Scaling</text:span></text:p>
          <text:list>
            <text:list-item>
              <text:p text:style-name="P9">Dynamically increase or decrease the number of instances based on traffic.</text:p>
            </text:list-item>
          </text:list>
        </text:list-item>
        <text:list-item>
          <text:p text:style-name="P9"><text:span text:style-name="Strong_20_Emphasis">Graceful Degradation</text:span></text:p>
          <text:list>
            <text:list-item>
              <text:p text:style-name="P9">If part of the system fails, reduce functionality instead of going completely offline.</text:p>
            </text:list-item>
          </text:list>
        </text:list-item>
      </text:list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20:43:25.265453300</meta:creation-date>
    <dc:date>2025-03-26T21:34:57.919221500</dc:date>
    <meta:editing-duration>PT7M49S</meta:editing-duration>
    <meta:editing-cycles>1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60" meta:word-count="358" meta:character-count="2160" meta:non-whitespace-character-count="1915"/>
  </office:meta>
</office:document-meta>
</file>